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295a" officeooo:paragraph-rsid="001e295a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f4e21" officeooo:paragraph-rsid="001f4e21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cb09" officeooo:paragraph-rsid="001fcb0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деи</text:p>
      <text:list xml:id="list932846011677509747" text:style-name="L1">
        <text:list-item>
          <text:p text:style-name="P2">Представление текстов</text:p>
          <text:list>
            <text:list-item>
              <text:p text:style-name="P2">Сжать тексты по синонимам, чтобы сделать меньшую размерность</text:p>
            </text:list-item>
            <text:list-item>
              <text:p text:style-name="P2">Расширить тексты синонимами, чтобы сделать большую размерность</text:p>
            </text:list-item>
          </text:list>
        </text:list-item>
        <text:list-item>
          <text:p text:style-name="P2">Разные способы feature selection</text:p>
        </text:list-item>
        <text:list-item>
          <text:p text:style-name="P2">Что делать с отобранными features</text:p>
          <text:list>
            <text:list-item>
              <text:p text:style-name="P2">Оставлять только важные</text:p>
            </text:list-item>
            <text:list-item>
              <text:p text:style-name="P2">Поднимать у важных веса а у неважных опускать</text:p>
            </text:list-item>
          </text:list>
        </text:list-item>
        <text:list-item>
          <text:p text:style-name="P2">Отобранные features и синонимы</text:p>
          <text:list>
            <text:list-item>
              <text:p text:style-name="P2">По отобранным features найти в тексте их синонимы и поднять у них веса</text:p>
            </text:list-item>
            <text:list-item>
              <text:p text:style-name="P2">По отобранным features найти в тексте синонимы а остальные убрать</text:p>
            </text:list-item>
          </text:list>
        </text:list-item>
        <text:list-item>
          <text:p text:style-name="P2">Оценка модели по cross val score (вроде бы коррелирует с оценкой на test set)</text:p>
        </text:list-item>
        <text:list-item>
          <text:p text:style-name="P3">Генетический алгоритм для feature selection</text:p>
        </text:list-item>
        <text:list-item>
          <text:p text:style-name="P3">Нейронка для feature sel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2:56:33.720048599</meta:creation-date>
    <dc:date>2016-06-15T21:51:48.705933475</dc:date>
    <meta:editing-duration>PT9M37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14" meta:word-count="101" meta:character-count="621" meta:non-whitespace-character-count="547"/>
  </office:meta>
</office:document-meta>
</file>